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5360" officeooo:paragraph-rsid="000d5360"/>
    </style:style>
    <style:style style:name="P2" style:family="paragraph" style:parent-style-name="Standard">
      <style:paragraph-properties fo:text-align="start" style:justify-single-word="false"/>
      <style:text-properties officeooo:rsid="000d5360" officeooo:paragraph-rsid="000d5360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d5360" officeooo:paragraph-rsid="000d5360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d5360" officeooo:paragraph-rsid="000ebf0e"/>
    </style:style>
    <style:style style:name="P5" style:family="paragraph" style:parent-style-name="Standard">
      <style:paragraph-properties fo:text-align="start" style:justify-single-word="false"/>
      <style:text-properties officeooo:rsid="000d5360" officeooo:paragraph-rsid="000d5360"/>
    </style:style>
    <style:style style:name="P6" style:family="paragraph" style:parent-style-name="Standard">
      <style:paragraph-properties fo:text-align="start" style:justify-single-word="false"/>
      <style:text-properties officeooo:rsid="000ebf0e" officeooo:paragraph-rsid="000ebf0e"/>
    </style:style>
    <style:style style:name="P7" style:family="paragraph" style:parent-style-name="Standard">
      <style:paragraph-properties fo:text-align="start" style:justify-single-word="false"/>
      <style:text-properties officeooo:paragraph-rsid="000d5360"/>
    </style:style>
    <style:style style:name="P8" style:family="paragraph" style:parent-style-name="Standard">
      <style:paragraph-properties fo:text-align="start" style:justify-single-word="false"/>
      <style:text-properties officeooo:paragraph-rsid="000ebf0e"/>
    </style:style>
    <style:style style:name="P9" style:family="paragraph" style:parent-style-name="Standard" style:list-style-name="L10">
      <style:paragraph-properties fo:text-align="start" style:justify-single-word="false"/>
      <style:text-properties officeooo:paragraph-rsid="000fb1aa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0fb1aa" officeooo:paragraph-rsid="000fb1aa"/>
    </style:style>
    <style:style style:name="P11" style:family="paragraph" style:parent-style-name="Standard">
      <style:paragraph-properties fo:text-align="start" style:justify-single-word="false"/>
      <style:text-properties officeooo:rsid="000fb1aa" officeooo:paragraph-rsid="000fb1aa"/>
    </style:style>
    <style:style style:name="P12" style:family="paragraph" style:parent-style-name="Standard" style:list-style-name="L10">
      <style:paragraph-properties fo:text-align="start" style:justify-single-word="false"/>
      <style:text-properties officeooo:rsid="000fb1aa" officeooo:paragraph-rsid="000fb1aa"/>
    </style:style>
    <style:style style:name="T1" style:family="text">
      <style:text-properties officeooo:rsid="000ebf0e"/>
    </style:style>
    <style:style style:name="T2" style:family="text">
      <style:text-properties officeooo:rsid="000d5360"/>
    </style:style>
    <style:style style:name="T3" style:family="text">
      <style:text-properties officeooo:rsid="000fb1a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ceuil d’apprentissage à la programmation en C niveau débutant.</text:p>
      <text:p text:style-name="P1"/>
      <text:p text:style-name="P1"/>
      <text:list xml:id="list4221038159" text:style-name="L1">
        <text:list-item>
          <text:p text:style-name="P3">Introduction</text:p>
        </text:list-item>
        <text:list-item>
          <text:p text:style-name="P10">L’ordinateur</text:p>
        </text:list-item>
        <text:list-item>
          <text:p text:style-name="P3">L’environnement de programmation</text:p>
        </text:list-item>
        <text:list-item>
          <text:p text:style-name="P3">L’interprêteur de commande Shell</text:p>
        </text:list-item>
        <text:list-item>
          <text:p text:style-name="P3">Les langages de programmation</text:p>
        </text:list-item>
        <text:list-item>
          <text:p text:style-name="P3">Le langage C</text:p>
        </text:list-item>
        <text:list-item>
          <text:p text:style-name="P3">Les différentes normes</text:p>
        </text:list-item>
        <text:list-item>
          <text:p text:style-name="P4">La mémoire</text:p>
        </text:list-item>
        <text:list-item>
          <text:p text:style-name="P3">Les types de donnée</text:p>
        </text:list-item>
        <text:list-item>
          <text:p text:style-name="P3">Les variables</text:p>
        </text:list-item>
        <text:list-item>
          <text:p text:style-name="P3">Les fonctions</text:p>
        </text:list-item>
        <text:list-item>
          <text:p text:style-name="P3">Les bibliothèques</text:p>
        </text:list-item>
        <text:list-item>
          <text:p text:style-name="P3">Les programmes</text:p>
        </text:list-item>
        <text:list-item>
          <text:p text:style-name="P3">Les logiciels de débogage</text:p>
        </text:list-item>
        <text:list-item>
          <text:p text:style-name="P3">Les boucles</text:p>
        </text:list-item>
        <text:list-item>
          <text:p text:style-name="P3">Les conditions</text:p>
        </text:list-item>
        <text:list-item>
          <text:p text:style-name="P3">Les chaînes de caractère</text:p>
        </text:list-item>
        <text:list-item>
          <text:p text:style-name="P3">Les opérations arythmétique</text:p>
        </text:list-item>
      </text:list>
      <text:p text:style-name="P2"/>
      <text:p text:style-name="P2"/>
      <text:p text:style-name="P2">Introduction:</text:p>
      <text:p text:style-name="P2"><text:tab/><text:tab/>- Qui suis-je?</text:p>
      <text:p text:style-name="P2"><text:tab/><text:tab/>- Pourquoi ce recueil?</text:p>
      <text:p text:style-name="P2"><text:tab/><text:tab/>- A qui s’adresse ce receuil?</text:p>
      <text:p text:style-name="P2"><text:tab/><text:tab/>- Comment utiliser ce receuil?</text:p>
      <text:p text:style-name="P7"><text:span text:style-name="T2"><text:tab/><text:tab/>- Remerciement.</text:span></text:p>
      <text:p text:style-name="P7"/>
      <text:p text:style-name="P11">L’ordinateur:<text:tab/></text:p>
      <text:p text:style-name="P11">-<text:tab/>Qu’est-ce qu’exactement un ordinateur? En 2024, 8 personnes sur 10 en possèdent un dans leurs foyer et pourtant beaucoup son dépassé par ceci.</text:p>
      <text:p text:style-name="P11">Pour commencer, <text:s/>si je devais donner une définition simple d’un ordinateur, je dirais que c’est une machine capable d’executer des *algorithmes donnés.</text:p>
      <text:p text:style-name="P11">L’ordinateur est composé au minimum:</text:p>
      <text:list text:style-name="L10">
        <text:list-item>
          <text:p text:style-name="P9"><text:span text:style-name="T3">D’un processeur qui effectue les calculs.</text:span></text:p>
        </text:list-item>
        <text:list-item>
          <text:p text:style-name="P9"><text:span text:style-name="T3">D’une mémoire vive qui travail de coeur avec le processeur pour stockée ces calculs ainsi que d’autre données d’utilisation.</text:span></text:p>
        </text:list-item>
        <text:list-item>
          <text:p text:style-name="P12">D’un systeme de refroidissement, certains processeurs peuvent chauffer à plus de 100°c en usage normale.</text:p>
        </text:list-item>
        <text:list-item>
          <text:p text:style-name="P12">Un support de stockage de masse : Le disque dur ou encore les SSD pour stocker les photo des vacances.</text:p>
        </text:list-item>
        <text:list-item>
          <text:p text:style-name="P12">Une carte mère qui permet d’interconnecter tous les composants cités ainsi que d’autres servant aux fonctionnnalités supplémentaire pouvant être ajoutées.</text:p>
        </text:list-item>
        <text:list-item>
          <text:p text:style-name="P9"><text:span text:style-name="T3">Le boitier, qui sert.. de boite pour tous ces composants. </text:span></text:p>
        </text:list-item>
      </text:list>
      <text:p text:style-name="P11">*Algorithme:<text:tab/>C’est une suite d’opération et/ou d’instruction claire permettant de résoudre un <text:tab/><text:tab/><text:tab/>problème (une recette de cuisine ou un programme informatique par exemple).</text:p>
      <text:p text:style-name="P7"/>
      <text:p text:style-name="P7"><text:span text:style-name="T3">La mémoire:</text:span></text:p>
      <text:p text:style-name="P7">-<text:tab/><text:span text:style-name="T3">Sujet interessant, qui peut devenir rapidement complexe, <text:s/>Je vais essayer d’expliquer tous ça simplement.</text:span></text:p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L’environnement de programmation:</text:p>
      <text:p text:style-name="P2"><text:tab/><text:tab/>- Choix du matériels.</text:p>
      <text:p text:style-name="P2"><text:tab/><text:tab/>- Les EDI et editeur texte.</text:p>
      <text:p text:style-name="P2"/>
      <text:p text:style-name="P2">L’interprêteur de commande Shell</text:p>
      <text:p text:style-name="P2"><text:tab/><text:tab/>- Qu’est-ce que Shell</text:p>
      <text:p text:style-name="P2"><text:tab/><text:tab/><text:tab/></text:p>
      <text:p text:style-name="P2"><text:tab/><text:tab/>- Les commandes qui gagne à être connu</text:p>
      <text:p text:style-name="P2"/>
      <text:p text:style-name="P2">Les langages de programmation</text:p>
      <text:p text:style-name="P2"><text:tab/><text:tab/>- La différence entre les différents langages</text:p>
      <text:p text:style-name="P2"><text:tab/><text:tab/></text:p>
      <text:p text:style-name="P2">Le langage C</text:p>
      <text:p text:style-name="P2"><text:tab/><text:tab/>- Brève histoire du langage C</text:p>
      <text:p text:style-name="P2"><text:tab/><text:tab/>- Pourquoi apprendre le langage C</text:p>
      <text:p text:style-name="P2"/>
      <text:p text:style-name="P2">Les différentes normes</text:p>
      <text:p text:style-name="P2"><text:tab/><text:tab/>- Brève histoire de la normalisation</text:p>
      <text:p text:style-name="P2">- Les normes qui ont modifié le C d’aujourd’hui</text:p>
      <text:p text:style-name="P2"/>
      <text:p text:style-name="P2"/>
      <text:p text:style-name="P2"/>
      <text:p text:style-name="P2"/>
      <text:p text:style-name="P2"/>
      <text:p text:style-name="P6">La mémoire</text:p>
      <text:p text:style-name="P6"><text:tab/><text:tab/>- Les types de mémoire</text:p>
      <text:p text:style-name="P6"><text:tab/><text:tab/>- Les supports de stockage</text:p>
      <text:p text:style-name="P6"><text:tab/><text:tab/>- La mémoire qui nous interresse</text:p>
      <text:p text:style-name="P6"><text:tab/><text:tab/>- L’octet, le bit et les unités de mémoire.</text:p>
      <text:p text:style-name="P6"><text:tab/><text:tab/>- L’alignement des octets</text:p>
      <text:p text:style-name="P6"><text:tab/><text:tab/>- Les système 32 bits ou 64 bits</text:p>
      <text:p text:style-name="P6"/>
      <text:p text:style-name="P2"><text:span text:style-name="T1">8</text:span>.<text:tab/>Les types de donnée <text:span text:style-name="T1">en C</text:span></text:p>
      <text:p text:style-name="P2">- <text:span text:style-name="T1">Pourquoi des types de données en C</text:span></text:p>
      <text:p text:style-name="P2">- <text:span text:style-name="T1">Les différents type</text:span></text:p>
      <text:p text:style-name="P7"><text:span text:style-name="T2">L</text:span><text:span text:style-name="T1">e type char:</text:span></text:p>
      <text:p text:style-name="P8"><text:span text:style-name="T2">L</text:span><text:span text:style-name="T1">e type unsigned char:</text:span></text:p>
      <text:p text:style-name="P6">Le type short int:</text:p>
      <text:p text:style-name="P6">Le type unsigned short int:</text:p>
      <text:p text:style-name="P6">Le type int:</text:p>
      <text:p text:style-name="P6">Le type unsigned int:</text:p>
      <text:p text:style-name="P6">Le type long int:</text:p>
      <text:p text:style-name="P6">Le type unsigned long int:</text:p>
      <text:p text:style-name="P6">Le type long long int:</text:p>
      <text:p text:style-name="P6">Le type unsigned long long int:</text:p>
      <text:p text:style-name="P6">Le type float:</text:p>
      <text:p text:style-name="P6">Le type double:</text:p>
      <text:p text:style-name="P6">Le type long double:</text:p>
      <text:p text:style-name="P6">Le type * (pointeur):</text:p>
      <text:p text:style-name="P6"/>
      <text:p text:style-name="P2">- <text:span text:style-name="T1">Les cast de type </text:span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1T10:05:57.808376055</meta:creation-date>
    <dc:date>2024-08-02T14:06:52.551491711</dc:date>
    <meta:editing-duration>PT3H7M21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1" meta:paragraph-count="79" meta:word-count="477" meta:character-count="2834" meta:non-whitespace-character-count="2407"/>
  </office:meta>
</office:document-meta>
</file>